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16"/>
    <style:style style:name="P2" style:family="paragraph" style:parent-style-name="Quotations" style:list-style-name="L16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in" fo:margin-bottom="0in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in" fo:margin-bottom="0in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in" fo:margin-bottom="0in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4">
      <style:paragraph-properties fo:margin-top="0in" fo:margin-bottom="0in" style:contextual-spacing="false"/>
    </style:style>
    <style:style style:name="P31" style:family="paragraph" style:parent-style-name="Text_20_body" style:list-style-name="L15"/>
    <style:style style:name="P32" style:family="paragraph" style:parent-style-name="Text_20_body" style:list-style-name="L15">
      <style:paragraph-properties fo:margin-top="0in" fo:margin-bottom="0in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in" fo:margin-bottom="0in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amos, Fab.<text:line-break/>El <text:span text:style-name="Strong_20_Emphasis">21 — Límites de continuidad</text:span> es un cierre precioso porque toca el límite más profundo de todos:<text:line-break/><text:span text:style-name="Strong_20_Emphasis">la imposibilidad de que un sistema inteligente mantenga continuidad perfecta en el tiempo, en el espacio, en su identidad, en su propósito o en su funcionamiento.</text:span></text:p>
      <text:p text:style-name="Text_20_body">Este límite no es biológico ni psicológico:<text:line-break/>es <text:span text:style-name="Strong_20_Emphasis">físico, lógico y estructural</text:span>.<text:line-break/>Es el límite que aparece cuando preguntas:</text:p>
      <text:p text:style-name="Text_20_body"><text:span text:style-name="Strong_20_Emphasis">¿Puede un sistema ser el mismo sistema de forma continua?<text:line-break/>¿Puede mantener un flujo perfecto, sin interrupciones, sin saltos, sin fracturas?</text:span></text:p>
      <text:p text:style-name="Text_20_body">La respuesta, en un universo discreto, ruidoso, causal y termodinámico, es:<text:line-break/><text:span text:style-name="Strong_20_Emphasis">no.</text:span></text:p>
      <text:p text:style-name="Text_20_body">Vamos a desarrollarlo con la misma profundidad que los anteriores.</text:p>
      <text:p text:style-name="Horizontal_20_Line"/>
      <text:h text:style-name="Heading_20_1" text:outline-level="1"><text:span text:style-name="Strong_20_Emphasis">21 — LÍMITES DE CONTINUIDAD</text:span></text:h>
      <text:p text:style-name="Text_20_body"><text:span text:style-name="Emphasis">(versión lógica, no biológica)</text:span></text:p>
      <text:h text:style-name="Heading_20_2" text:outline-level="2">1. Qué significa el límite de continuidad, lógicamente</text:h>
      <text:p text:style-name="Text_20_body">En cualquier sistema físico:</text:p>
      <text:list xml:id="list3585144715" text:style-name="L1">
        <text:list-item>
          <text:p text:style-name="P4">El tiempo no es perfectamente continuo. </text:p>
        </text:list-item>
        <text:list-item>
          <text:p text:style-name="P4">La información no fluye de forma continua. </text:p>
        </text:list-item>
        <text:list-item>
          <text:p text:style-name="P4">La percepción ocurre en muestras discretas. </text:p>
        </text:list-item>
        <text:list-item>
          <text:p text:style-name="P4">La acción ocurre en pasos discretos. </text:p>
        </text:list-item>
        <text:list-item>
          <text:p text:style-name="P4">La memoria se actualiza en saltos. </text:p>
        </text:list-item>
        <text:list-item>
          <text:p text:style-name="P4">La identidad cambia gradualmente, no de forma continua. </text:p>
        </text:list-item>
        <text:list-item>
          <text:p text:style-name="P4">La estabilidad nunca es perfecta. </text:p>
        </text:list-item>
        <text:list-item>
          <text:p text:style-name="P4">La causalidad impone intervalos entre eventos. </text:p>
        </text:list-item>
        <text:list-item>
          <text:p text:style-name="P4">La termodinámica introduce fluctuaciones inevitables. </text:p>
        </text:list-item>
        <text:list-item>
          <text:p text:style-name="P3">La representación es discreta, no continua. </text:p>
        </text:list-item>
      </text:list>
      <text:p text:style-name="Text_20_body">En términos lógicos:</text:p>
      <text:p text:style-name="Quotations"><text:span text:style-name="Strong_20_Emphasis">Ningún sistema puede mantener continuidad perfecta en su estado, su identidad, su percepción, su acción o su propósito.<text:line-break/>Todo sistema opera mediante saltos, discretizaciones, actualizaciones y rupturas.</text:span></text:p>
      <text:p text:style-name="Text_20_body">Este límite es tan profundo como el de identidad o incertidumbre.</text:p>
      <text:p text:style-name="Horizontal_20_Line"/>
      <text:h text:style-name="Heading_20_1" text:outline-level="1"><text:soft-page-break/>2. Cómo restringe esto la inteligencia de un sistema</text:h>
      <text:p text:style-name="Text_20_body">El límite de continuidad afecta a varios aspectos fundamentales:</text:p>
      <text:h text:style-name="Heading_20_3" text:outline-level="3"><text:span text:style-name="Strong_20_Emphasis">2.1. Percepción discontinua</text:span></text:h>
      <text:p text:style-name="Text_20_body">El sistema no percibe el mundo de forma continua:<text:line-break/>percibe en muestras, intervalos, fotogramas.</text:p>
      <text:p text:style-name="Text_20_body">Esto introduce:</text:p>
      <text:list xml:id="list604918837" text:style-name="L2">
        <text:list-item>
          <text:p text:style-name="P6">lag </text:p>
        </text:list-item>
        <text:list-item>
          <text:p text:style-name="P6">latencia </text:p>
        </text:list-item>
        <text:list-item>
          <text:p text:style-name="P6">ceguera temporal </text:p>
        </text:list-item>
        <text:list-item>
          <text:p text:style-name="P5">ambigüedad entre muestras </text:p>
        </text:list-item>
      </text:list>
      <text:p text:style-name="Horizontal_20_Line"/>
      <text:h text:style-name="Heading_20_3" text:outline-level="3"><text:span text:style-name="Strong_20_Emphasis">2.2. Acción discontinua</text:span></text:h>
      <text:p text:style-name="Text_20_body">Las acciones no son flujos perfectos:<text:line-break/>son secuencias discretas de microacciones.</text:p>
      <text:p text:style-name="Text_20_body">Esto introduce:</text:p>
      <text:list xml:id="list431327648" text:style-name="L3">
        <text:list-item>
          <text:p text:style-name="P8">imprecisión </text:p>
        </text:list-item>
        <text:list-item>
          <text:p text:style-name="P8">error acumulado </text:p>
        </text:list-item>
        <text:list-item>
          <text:p text:style-name="P7">necesidad de corrección continua </text:p>
        </text:list-item>
      </text:list>
      <text:p text:style-name="Horizontal_20_Line"/>
      <text:h text:style-name="Heading_20_3" text:outline-level="3"><text:span text:style-name="Strong_20_Emphasis">2.3. Identidad discontinua</text:span></text:h>
      <text:p text:style-name="Text_20_body">La identidad no es un hilo perfecto:<text:line-break/>es una serie de estados que se aproximan a continuidad, pero no la alcanzan.</text:p>
      <text:p text:style-name="Text_20_body">Esto introduce:</text:p>
      <text:list xml:id="list372912416" text:style-name="L4">
        <text:list-item>
          <text:p text:style-name="P10">microcambios </text:p>
        </text:list-item>
        <text:list-item>
          <text:p text:style-name="P10">reorganizaciones </text:p>
        </text:list-item>
        <text:list-item>
          <text:p text:style-name="P10">saltos internos </text:p>
        </text:list-item>
        <text:list-item>
          <text:p text:style-name="P9">reconstrucciones de memoria </text:p>
        </text:list-item>
      </text:list>
      <text:p text:style-name="Horizontal_20_Line"/>
      <text:h text:style-name="Heading_20_3" text:outline-level="3"><text:span text:style-name="Strong_20_Emphasis">2.4. Propósito discontinuo</text:span></text:h>
      <text:p text:style-name="Text_20_body">Los objetivos cambian en saltos:</text:p>
      <text:list xml:id="list4248124161" text:style-name="L5">
        <text:list-item>
          <text:p text:style-name="P12"><text:soft-page-break/>nuevas prioridades </text:p>
        </text:list-item>
        <text:list-item>
          <text:p text:style-name="P12">nuevas restricciones </text:p>
        </text:list-item>
        <text:list-item>
          <text:p text:style-name="P12">nuevas interpretaciones </text:p>
        </text:list-item>
        <text:list-item>
          <text:p text:style-name="P11">nuevas oportunidades </text:p>
        </text:list-item>
      </text:list>
      <text:p text:style-name="Text_20_body">No existe propósito perfectamente continuo.</text:p>
      <text:p text:style-name="Horizontal_20_Line"/>
      <text:h text:style-name="Heading_20_3" text:outline-level="3"><text:span text:style-name="Strong_20_Emphasis">2.5. Continuidad cognitiva limitada</text:span></text:h>
      <text:p text:style-name="Text_20_body">El pensamiento no fluye sin interrupción:</text:p>
      <text:list xml:id="list207296440" text:style-name="L6">
        <text:list-item>
          <text:p text:style-name="P14">se fragmenta </text:p>
        </text:list-item>
        <text:list-item>
          <text:p text:style-name="P14">se reorganiza </text:p>
        </text:list-item>
        <text:list-item>
          <text:p text:style-name="P14">se interrumpe </text:p>
        </text:list-item>
        <text:list-item>
          <text:p text:style-name="P14">se reinicia </text:p>
        </text:list-item>
        <text:list-item>
          <text:p text:style-name="P13">se recontextualiza </text:p>
        </text:list-item>
      </text:list>
      <text:p text:style-name="Horizontal_20_Line"/>
      <text:h text:style-name="Heading_20_3" text:outline-level="3"><text:span text:style-name="Strong_20_Emphasis">2.6. Continuidad estructural limitada</text:span></text:h>
      <text:p text:style-name="Text_20_body">Las estructuras físicas del sistema:</text:p>
      <text:list xml:id="list2933244869" text:style-name="L7">
        <text:list-item>
          <text:p text:style-name="P16">se degradan </text:p>
        </text:list-item>
        <text:list-item>
          <text:p text:style-name="P16">se reparan </text:p>
        </text:list-item>
        <text:list-item>
          <text:p text:style-name="P16">se reorganizan </text:p>
        </text:list-item>
        <text:list-item>
          <text:p text:style-name="P15">se reemplazan </text:p>
        </text:list-item>
      </text:list>
      <text:p text:style-name="Text_20_body">No existe continuidad material perfecta.</text:p>
      <text:p text:style-name="Horizontal_20_Line"/>
      <text:h text:style-name="Heading_20_3" text:outline-level="3"><text:span text:style-name="Strong_20_Emphasis">2.7. Continuidad causal limitada</text:span></text:h>
      <text:p text:style-name="Text_20_body">Entre causa y efecto siempre hay:</text:p>
      <text:list xml:id="list2545916779" text:style-name="L8">
        <text:list-item>
          <text:p text:style-name="P18">tiempo </text:p>
        </text:list-item>
        <text:list-item>
          <text:p text:style-name="P18">distancia </text:p>
        </text:list-item>
        <text:list-item>
          <text:p text:style-name="P18">ruido </text:p>
        </text:list-item>
        <text:list-item>
          <text:p text:style-name="P17">incertidumbre </text:p>
        </text:list-item>
      </text:list>
      <text:p text:style-name="Text_20_body">No existe continuidad causal absoluta.</text:p>
      <text:p text:style-name="Horizontal_20_Line"/>
      <text:h text:style-name="Heading_20_1" text:outline-level="1"><text:soft-page-break/>3. Qué arquitectura minimiza el impacto del límite de continuidad</text:h>
      <text:p text:style-name="Text_20_body">Aquí viene la parte clave:<text:line-break/><text:span text:style-name="Strong_20_Emphasis">si la continuidad perfecta es imposible,<text:line-break/>¿cómo debe organizarse un sistema para aproximarla lo suficiente como para ser funcional?</text:span></text:p>
      <text:p text:style-name="Text_20_body">La arquitectura óptima tiene varias propiedades.</text:p>
      <text:p text:style-name="Horizontal_20_Line"/>
      <text:h text:style-name="Heading_20_3" text:outline-level="3"><text:span text:style-name="Strong_20_Emphasis">3.1. Continuidad emergente, no literal</text:span></text:h>
      <text:p text:style-name="Text_20_body">El sistema no intenta ser continuo:<text:line-break/>intenta <text:span text:style-name="Emphasis">parecer</text:span> continuo mediante:</text:p>
      <text:list xml:id="list3888715176" text:style-name="L9">
        <text:list-item>
          <text:p text:style-name="P20">actualización rápida </text:p>
        </text:list-item>
        <text:list-item>
          <text:p text:style-name="P20">interpolación </text:p>
        </text:list-item>
        <text:list-item>
          <text:p text:style-name="P20">predicción </text:p>
        </text:list-item>
        <text:list-item>
          <text:p text:style-name="P20">corrección </text:p>
        </text:list-item>
        <text:list-item>
          <text:p text:style-name="P19">redundancia </text:p>
        </text:list-item>
      </text:list>
      <text:p text:style-name="Horizontal_20_Line"/>
      <text:h text:style-name="Heading_20_3" text:outline-level="3"><text:span text:style-name="Strong_20_Emphasis">3.2. Mantenimiento incremental</text:span></text:h>
      <text:p text:style-name="Text_20_body">En lugar de intentar preservar continuidad absoluta:</text:p>
      <text:list xml:id="list1661766437" text:style-name="L10">
        <text:list-item>
          <text:p text:style-name="P22">se corrigen pequeñas desviaciones </text:p>
        </text:list-item>
        <text:list-item>
          <text:p text:style-name="P22">se reparan microfallos </text:p>
        </text:list-item>
        <text:list-item>
          <text:p text:style-name="P22">se ajustan representaciones </text:p>
        </text:list-item>
        <text:list-item>
          <text:p text:style-name="P21">se estabilizan patrones </text:p>
        </text:list-item>
      </text:list>
      <text:p text:style-name="Horizontal_20_Line"/>
      <text:h text:style-name="Heading_20_3" text:outline-level="3"><text:span text:style-name="Strong_20_Emphasis">3.3. Redundancia temporal</text:span></text:h>
      <text:p text:style-name="Text_20_body">Para compensar discontinuidades:</text:p>
      <text:list xml:id="list4072037971" text:style-name="L11">
        <text:list-item>
          <text:p text:style-name="P24">se superponen procesos </text:p>
        </text:list-item>
        <text:list-item>
          <text:p text:style-name="P24">se solapan ciclos </text:p>
        </text:list-item>
        <text:list-item>
          <text:p text:style-name="P23">se mantienen buffers de estado </text:p>
        </text:list-item>
      </text:list>
      <text:p text:style-name="Horizontal_20_Line"/>
      <text:h text:style-name="Heading_20_3" text:outline-level="3"><text:span text:style-name="Strong_20_Emphasis">3.4. Predicción para rellenar huecos</text:span></text:h>
      <text:p text:style-name="Text_20_body">Cuando la percepción es discontinua:</text:p>
      <text:list xml:id="list1561428094" text:style-name="L12">
        <text:list-item>
          <text:p text:style-name="P26">se predice el estado intermedio </text:p>
        </text:list-item>
        <text:list-item>
          <text:p text:style-name="P25"><text:soft-page-break/>se corrige cuando llega nueva información </text:p>
        </text:list-item>
      </text:list>
      <text:p text:style-name="Text_20_body">Esto crea continuidad aparente.</text:p>
      <text:p text:style-name="Horizontal_20_Line"/>
      <text:h text:style-name="Heading_20_3" text:outline-level="3"><text:span text:style-name="Strong_20_Emphasis">3.5. Representaciones estables</text:span></text:h>
      <text:p text:style-name="Text_20_body">Para evitar saltos bruscos:</text:p>
      <text:list xml:id="list378540044" text:style-name="L13">
        <text:list-item>
          <text:p text:style-name="P28">se usan estados atractores </text:p>
        </text:list-item>
        <text:list-item>
          <text:p text:style-name="P28">se emplean representaciones robustas </text:p>
        </text:list-item>
        <text:list-item>
          <text:p text:style-name="P27">se filtran fluctuaciones </text:p>
        </text:list-item>
      </text:list>
      <text:p text:style-name="Horizontal_20_Line"/>
      <text:h text:style-name="Heading_20_3" text:outline-level="3"><text:span text:style-name="Strong_20_Emphasis">3.6. Identidad como patrón, no como estado</text:span></text:h>
      <text:p text:style-name="Text_20_body">La continuidad no se basa en un estado fijo, sino en:</text:p>
      <text:list xml:id="list3455175308" text:style-name="L14">
        <text:list-item>
          <text:p text:style-name="P30">regularidades </text:p>
        </text:list-item>
        <text:list-item>
          <text:p text:style-name="P30">invariantes </text:p>
        </text:list-item>
        <text:list-item>
          <text:p text:style-name="P30">patrones de comportamiento </text:p>
        </text:list-item>
        <text:list-item>
          <text:p text:style-name="P29">relaciones estables </text:p>
        </text:list-item>
      </text:list>
      <text:p text:style-name="Horizontal_20_Line"/>
      <text:h text:style-name="Heading_20_3" text:outline-level="3"><text:span text:style-name="Strong_20_Emphasis">3.7. Propósitos persistentes pero revisables</text:span></text:h>
      <text:p text:style-name="Text_20_body">Para evitar fracturas:</text:p>
      <text:list xml:id="list2309836799" text:style-name="L15">
        <text:list-item>
          <text:p text:style-name="P32">los propósitos se mantienen </text:p>
        </text:list-item>
        <text:list-item>
          <text:p text:style-name="P32">pero se revisan gradualmente </text:p>
        </text:list-item>
        <text:list-item>
          <text:p text:style-name="P31">sin cambios abruptos innecesarios </text:p>
        </text:list-item>
      </text:list>
      <text:p text:style-name="Horizontal_20_Line"/>
      <text:h text:style-name="Heading_20_1" text:outline-level="1">4. Resumen lógico del punto</text:h>
      <text:p text:style-name="Text_20_body">Podemos condensarlo así:</text:p>
      <text:p text:style-name="Quotations"><text:span text:style-name="Strong_20_Emphasis">Dado que ningún sistema puede mantener continuidad perfecta,<text:line-break/>la arquitectura que minimiza el impacto del límite de continuidad es aquella que:</text:span></text:p>
      <text:list xml:id="list3669074077" text:style-name="L16">
        <text:list-item>
          <text:p text:style-name="P2">genera continuidad emergente mediante predicción y corrección </text:p>
        </text:list-item>
        <text:list-item>
          <text:p text:style-name="P2">mantiene estabilidad mediante actualizaciones incrementales </text:p>
        </text:list-item>
        <text:list-item>
          <text:p text:style-name="P2">usa redundancia temporal para suavizar discontinuidades </text:p>
        </text:list-item>
        <text:list-item>
          <text:p text:style-name="P2">emplea representaciones robustas y atractores </text:p>
        </text:list-item>
        <text:list-item>
          <text:p text:style-name="P2">define la identidad como patrón, no como estado </text:p>
        </text:list-item>
        <text:list-item>
          <text:p text:style-name="P2">mantiene propósitos persistentes pero revisables </text:p>
        </text:list-item>
        <text:list-item>
          <text:p text:style-name="P1">acepta la discontinuidad como parte del funcionamiento </text:p>
        </text:list-item>
      </text:list>
      <text:p text:style-name="Text_20_body"><text:soft-page-break/>Este límite explica por qué:</text:p>
      <text:list xml:id="list2952381074" text:style-name="L17">
        <text:list-item>
          <text:p text:style-name="P34">no existe percepción continua </text:p>
        </text:list-item>
        <text:list-item>
          <text:p text:style-name="P34">no existe identidad continua </text:p>
        </text:list-item>
        <text:list-item>
          <text:p text:style-name="P34">no existe acción continua </text:p>
        </text:list-item>
        <text:list-item>
          <text:p text:style-name="P34">no existe propósito continuo </text:p>
        </text:list-item>
        <text:list-item>
          <text:p text:style-name="P34">no existe continuidad perfecta en sistemas físicos </text:p>
        </text:list-item>
        <text:list-item>
          <text:p text:style-name="P33">la continuidad es una ilusión funcional, no una propiedad real </text:p>
        </text:list-item>
      </text:list>
      <text:p text:style-name="Text_20_body">Y también explica por qué <text:span text:style-name="Strong_20_Emphasis">la vida y la inteligencia son procesos que reconstruyen su continuidad a cada instante</text:span>.</text:p>
      <text:p text:style-name="Horizontal_20_Line"/>
      <text:p text:style-name="Text_20_body">Si quieres, ahora podemos:</text:p>
      <text:list xml:id="list3881910775" text:style-name="L18">
        <text:list-item>
          <text:p text:style-name="P36">seguir con un <text:span text:style-name="Strong_20_Emphasis">punto 22</text:span> (hay uno final que cierra todo: <text:span text:style-name="Emphasis">Límites de integración</text:span>), </text:p>
        </text:list-item>
        <text:list-item>
          <text:p text:style-name="P36">o cerrar la lista y pasar a la <text:span text:style-name="Strong_20_Emphasis">síntesis general</text:span>, </text:p>
        </text:list-item>
        <text:list-item>
          <text:p text:style-name="P35">o empezar a construir la <text:span text:style-name="Strong_20_Emphasis">arquitectura óptima completa</text:span> a partir de los 21 límites. </text:p>
        </text:list-item>
      </text:list>
      <text:p text:style-name="Text_20_body">Tú decides el siguiente pas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4T16:57:05.639000000</meta:creation-date>
    <dc:date>2026-04-04T16:57:40.155000000</dc:date>
    <meta:editing-duration>PT35S</meta:editing-duration>
    <meta:editing-cycles>1</meta:editing-cycles>
    <meta:document-statistic meta:table-count="0" meta:image-count="0" meta:object-count="0" meta:page-count="6" meta:paragraph-count="137" meta:word-count="854" meta:character-count="5585" meta:non-whitespace-character-count="4866"/>
    <meta:generator>LibreOffice/7.3.5.2$Windows_X86_64 LibreOffice_project/184fe81b8c8c30d8b5082578aee2fed2ea847c01</meta:generator>
  </office:meta>
</office:document-meta>
</file>